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3in"/>
    </style:style>
    <style:style style:name="Таблица1.C" style:family="table-column">
      <style:table-column-properties style:column-width="2.8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06in"/>
    </style:style>
    <style:style style:name="Таблица2.E" style:family="table-column">
      <style:table-column-properties style:column-width="0.984in"/>
    </style:style>
    <style:style style:name="Таблица2.G" style:family="table-column">
      <style:table-column-properties style:column-width="1.67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.B1" style:family="table-cell">
      <style:table-cell-properties fo:padding-left="0.075in" fo:padding-right="0.075in" fo:padding-top="0in" fo:padding-bottom="0in" fo:border="none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47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4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86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86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014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5" style:family="table">
      <style:table-properties style:width="6.1028in" fo:margin-left="0.3938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6104in"/>
    </style:style>
    <style:style style:name="Таблица5.1" style:family="table-row">
      <style:table-row-properties style:min-row-height="0.2361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>
      <style:paragraph-properties fo:line-height="115%" fo:text-align="justify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No_20_Spacing">
      <style:paragraph-properties fo:line-height="115%"/>
      <style:text-properties fo:language="en" fo:country="US"/>
    </style:style>
    <style:style style:name="P12" style:family="paragraph" style:parent-style-name="No_20_Spacing">
      <style:paragraph-properties fo:line-height="115%" fo:text-align="center" style:justify-single-word="false"/>
      <style:text-properties fo:background-color="#808080"/>
    </style:style>
    <style:style style:name="P13" style:family="paragraph" style:parent-style-name="No_20_Spacing">
      <style:paragraph-properties fo:line-height="115%" fo:text-align="justify" style:justify-single-word="false"/>
      <style:text-properties fo:background-color="#808080"/>
    </style:style>
    <style:style style:name="P14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.111in" loext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6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7" style:family="paragraph" style:parent-style-name="No_20_Spacing">
      <style:paragraph-properties fo:margin-left="0in" fo:margin-right="0in" fo:line-height="150%" fo:text-indent="0.4917in" style:auto-text-indent="false"/>
    </style:style>
    <style:style style:name="P18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</style:style>
    <style:style style:name="P1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background-color="#999999"/>
    </style:style>
    <style:style style:name="P20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 fo:break-before="page"/>
    </style:style>
    <style:style style:name="P21" style:family="paragraph" style:parent-style-name="No_20_Spacing">
      <style:paragraph-properties fo:margin-top="0in" fo:margin-bottom="0in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margin-top="0in" fo:margin-bottom="0in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margin-top="0in" fo:margin-bottom="0in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No_20_Spacing">
      <style:paragraph-properties fo:margin-left="0.5909in" fo:margin-right="0in" fo:line-height="115%" fo:text-indent="-0.3409in" style:auto-text-indent="false"/>
    </style:style>
    <style:style style:name="P29" style:family="paragraph" style:parent-style-name="No_20_Spacing">
      <style:paragraph-properties fo:margin-left="-0.1972in" fo:margin-right="0in" fo:line-height="115%" fo:text-indent="0in" style:auto-text-indent="false"/>
    </style:style>
    <style:style style:name="P30" style:family="paragraph" style:parent-style-name="No_20_Spacing">
      <style:paragraph-properties fo:margin-left="0.2957in" fo:margin-right="0in" fo:line-height="115%" fo:text-indent="0in" style:auto-text-indent="false"/>
    </style:style>
    <style:style style:name="P31" style:family="paragraph" style:parent-style-name="No_20_Spacing">
      <style:paragraph-properties fo:margin-left="-0.0736in" fo:margin-right="-0.0744in" fo:margin-top="0in" fo:margin-bottom="0in" loext:contextual-spacing="false" fo:line-height="100%" fo:text-indent="0in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2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33" style:family="paragraph" style:parent-style-name="No_20_Spacing">
      <style:paragraph-properties fo:line-height="115%" fo:text-align="center" style:justify-single-word="false"/>
      <style:text-properties fo:background-color="#808080"/>
    </style:style>
    <style:style style:name="P34" style:family="paragraph" style:parent-style-name="No_20_Spacing">
      <style:paragraph-properties fo:line-height="115%"/>
    </style:style>
    <style:style style:name="P35" style:family="paragraph" style:parent-style-name="No_20_Spacing">
      <style:paragraph-properties fo:line-height="115%" fo:text-align="center" style:justify-single-word="false"/>
    </style:style>
    <style:style style:name="P36" style:family="paragraph" style:parent-style-name="No_20_Spacing" style:master-page-name="First_20_Page">
      <style:paragraph-properties fo:text-align="center" style:justify-single-word="false" style:page-number="auto"/>
    </style:style>
    <style:style style:name="P37" style:family="paragraph" style:parent-style-name="No_20_Spacing" style:list-style-name="WWNum14">
      <style:paragraph-properties fo:margin-left="0.6898in" fo:margin-right="0in" fo:line-height="115%" fo:text-align="justify" style:justify-single-word="false" fo:text-indent="-0.198in" style:auto-text-indent="false"/>
    </style:style>
    <style:style style:name="P38" style:family="paragraph" style:parent-style-name="No_20_Spacing" style:list-style-name="WWNum21">
      <style:paragraph-properties fo:margin-left="0.6898in" fo:margin-right="0in" fo:line-height="115%" fo:text-align="justify" style:justify-single-word="false" fo:text-indent="-0.198in" style:auto-text-indent="false"/>
    </style:style>
    <style:style style:name="P39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40" style:family="paragraph" style:parent-style-name="No_20_Spacing" style:list-style-name="WWNum3">
      <style:paragraph-properties fo:margin-left="0.2957in" fo:margin-right="0in" fo:line-height="115%" fo:text-indent="-0.2957in" style:auto-text-indent="false"/>
      <style:text-properties officeooo:paragraph-rsid="00195228"/>
    </style:style>
    <style:style style:name="P41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officeooo:rsid="001a256e" officeooo:paragraph-rsid="001a256e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2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3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fo:font-size="11pt" fo:background-color="transparent" style:font-size-asian="11pt" style:font-size-complex="11pt"/>
    </style:style>
    <style:style style:name="P45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6" style:family="paragraph" style:parent-style-name="Отчет_20_ППС" style:list-style-name="WWNum2">
      <style:paragraph-properties fo:margin-left="0.7874in" fo:margin-right="0in" fo:line-height="115%" fo:text-indent="-0.2953in" style:auto-text-indent="false" fo:break-before="page"/>
    </style:style>
    <style:style style:name="P47" style:family="paragraph" style:parent-style-name="Отчет_20_ППС" style:list-style-name="WWNum2">
      <style:paragraph-properties fo:margin-left="0.7874in" fo:margin-right="0in" fo:text-indent="-0.2953in" style:auto-text-indent="false" fo:break-before="page"/>
    </style:style>
    <style:style style:name="P48" style:family="paragraph" style:parent-style-name="Отчет_20_ППС" style:list-style-name="WWNum2" style:master-page-name="Converted1">
      <style:paragraph-properties fo:margin-left="0.7874in" fo:margin-right="0in" fo:line-height="150%" fo:text-indent="-0.2953in" style:auto-text-indent="false" style:page-number="auto" fo:break-before="page"/>
    </style:style>
    <style:style style:name="P49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/>
    </style:style>
    <style:style style:name="P50" style:family="paragraph" style:parent-style-name="Отчет_20_ППС" style:list-style-name="WWNum2">
      <style:paragraph-properties fo:margin-left="0.8862in" fo:margin-right="0in" fo:text-indent="-0.3937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fo:font-style="italic" style:text-underline-style="none" style:font-style-asian="italic"/>
    </style:style>
    <style:style style:name="T4" style:family="text">
      <style:text-properties fo:language="en" fo:country="US" officeooo:rsid="00195228" fo:background-color="#999999" loext:char-shading-value="0"/>
    </style:style>
    <style:style style:name="T5" style:family="text">
      <style:text-properties fo:language="en" fo:country="US" officeooo:rsid="00195228"/>
    </style:style>
    <style:style style:name="T6" style:family="text">
      <style:text-properties style:font-name="Cambria" fo:font-size="12pt" fo:background-color="#808080" loext:char-shading-value="0" style:font-size-asian="12pt" style:font-size-complex="12pt"/>
    </style:style>
    <style:style style:name="T7" style:family="text">
      <style:text-properties style:font-name="Cambria" fo:font-size="12pt" officeooo:rsid="00195228" fo:background-color="#808080" loext:char-shading-value="0" style:font-size-asian="12pt" style:font-size-complex="12pt"/>
    </style:style>
    <style:style style:name="T8" style:family="text">
      <style:text-properties style:font-name="Cambria" fo:font-size="12pt" fo:background-color="#808080" loext:char-shading-value="0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Cambria" fo:font-size="12pt" officeooo:rsid="001a256e" fo:background-color="#808080" loext:char-shading-value="0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style:font-name="Cambria" fo:font-size="12pt" fo:language="en" fo:country="US" fo:background-color="#808080" loext:char-shading-value="0" style:font-size-asian="12pt" style:font-size-complex="12pt"/>
    </style:style>
    <style:style style:name="T11" style:family="text">
      <style:text-properties style:font-name="Cambria" fo:font-size="12pt" fo:language="en" fo:country="US" fo:background-color="#808080" loext:char-shading-value="0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Cambria" fo:background-color="#808080" loext:char-shading-value="0" style:font-name-asian="Times New Roman1" style:language-asian="ru" style:country-asian="RU" style:font-name-complex="Times New Roman1"/>
    </style:style>
    <style:style style:name="T13" style:family="text">
      <style:text-properties style:font-name="Cambria" officeooo:rsid="001a256e" fo:background-color="#808080" loext:char-shading-value="0" style:font-name-asian="Times New Roman1" style:language-asian="ru" style:country-asian="RU" style:font-name-complex="Times New Roman1"/>
    </style:style>
    <style:style style:name="T14" style:family="text">
      <style:text-properties style:font-name="Cambria" fo:language="en" fo:country="US" fo:background-color="#808080" loext:char-shading-value="0" style:font-name-asian="Times New Roman1" style:language-asian="ru" style:country-asian="RU" style:font-name-complex="Times New Roman1"/>
    </style:style>
    <style:style style:name="T15" style:family="text">
      <style:text-properties style:font-name="Cambria" fo:language="en" fo:country="US" style:font-name-asian="Times New Roman1" style:language-asian="ru" style:country-asian="RU" style:font-name-complex="Times New Roman1"/>
    </style:style>
    <style:style style:name="T16" style:family="text">
      <style:text-properties style:font-name="Cambria" style:font-name-asian="Times New Roman1" style:language-asian="ru" style:country-asian="RU" style:font-name-complex="Times New Roman1"/>
    </style:style>
    <style:style style:name="T17" style:family="text">
      <style:text-properties style:font-name="Cambria" officeooo:rsid="001a256e" style:font-name-asian="Times New Roman1" style:language-asian="ru" style:country-asian="RU" style:font-name-complex="Times New Roman1"/>
    </style:style>
    <style:style style:name="T18" style:family="text">
      <style:text-properties fo:font-weight="bold" style:font-weight-asian="bold"/>
    </style:style>
    <style:style style:name="T19" style:family="text">
      <style:text-properties fo:background-color="#808080" loext:char-shading-value="0"/>
    </style:style>
    <style:style style:name="T20" style:family="text">
      <style:text-properties fo:font-style="italic" style:text-underline-style="none" style:font-style-asian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language="ru" fo:country="RU" officeooo:rsid="00195228" fo:background-color="#999999" loext:char-shading-value="0"/>
    </style:style>
    <style:style style:name="T23" style:family="text">
      <style:text-properties officeooo:rsid="001a25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ОТЧЕТ ЗАЩИЩЕН С ОЦЕНКОЙ: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24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22">Старший преподаватель</text:p>
          </table:table-cell>
          <table:table-cell table:style-name="Таблица2.B1" office:value-type="string">
            <text:p text:style-name="P26">/</text:p>
          </table:table-cell>
          <table:table-cell table:style-name="Таблица2.A1" office:value-type="string">
            <text:p text:style-name="P23"/>
          </table:table-cell>
          <table:table-cell table:style-name="Таблица2.B1" office:value-type="string">
            <text:p text:style-name="P23">/</text:p>
          </table:table-cell>
          <table:table-cell table:style-name="Таблица2.A1" office:value-type="string">
            <text:p text:style-name="P22"/>
          </table:table-cell>
          <table:table-cell table:style-name="Таблица2.B1" office:value-type="string">
            <text:p text:style-name="P21">/</text:p>
          </table:table-cell>
          <table:table-cell table:style-name="Таблица2.A1" office:value-type="string">
            <text:p text:style-name="P22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7">(должность, учёная степень, звание)</text:p>
          </table:table-cell>
          <table:table-cell table:style-name="Таблица2.B1" office:value-type="string">
            <text:p text:style-name="P25"/>
          </table:table-cell>
          <table:table-cell table:style-name="Таблица2.A2" office:value-type="string">
            <text:p text:style-name="P27">(подпись)</text:p>
          </table:table-cell>
          <table:table-cell table:style-name="Таблица2.B1" office:value-type="string">
            <text:p text:style-name="P27"/>
          </table:table-cell>
          <table:table-cell table:style-name="Таблица2.A2" office:value-type="string">
            <text:p text:style-name="P27">(дата защиты)</text:p>
          </table:table-cell>
          <table:table-cell table:style-name="Таблица2.B1" office:value-type="string">
            <text:p text:style-name="P25"/>
          </table:table-cell>
          <table:table-cell table:style-name="Таблица2.A2" office:value-type="string">
            <text:p text:style-name="P27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0">ОТЧЕТ О ЛАБОРАТОРНОЙ РАБОТЕ №6</text:p>
      <text:p text:style-name="P10"/>
      <text:p text:style-name="P10">«ДЕТАЛИЗАЦИЯ ТРЕБОВАНИЙ.</text:p>
      <text:p text:style-name="P10">СОСТАВЛЕНИЕ СПЕЦИФИКАЦИИ ПРОЦЕССОВ»</text:p>
      <text:p text:style-name="P10"/>
      <text:p text:style-name="P10">ПО КУРСУ: «ПРОЕКТИРОВАНИЕ ПРОГРАММНЫХ СИСТЕМ»</text:p>
      <text:p text:style-name="P10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1">РАБОТУ ВЫПОЛНИЛ (-А) СТУДЕНТ (-КА):</text:p>
          </table:table-cell>
          <table:table-cell table:style-name="Таблица3.B1" office:value-type="string">
            <text:p text:style-name="P41">Z9431</text:p>
          </table:table-cell>
          <table:table-cell table:style-name="Таблица3.A1" office:value-type="string">
            <text:p text:style-name="P42">/</text:p>
          </table:table-cell>
          <table:table-cell table:style-name="Таблица3.B1" office:value-type="string">
            <text:p text:style-name="P41">Д.И.Андреев</text:p>
          </table:table-cell>
        </table:table-row>
        <table:table-row table:style-name="Таблица3.1">
          <table:table-cell table:style-name="Таблица3.A1" office:value-type="string">
            <text:p text:style-name="P27"/>
          </table:table-cell>
          <table:table-cell table:style-name="Таблица3.B2" office:value-type="string">
            <text:p text:style-name="P45">(номер группы)</text:p>
          </table:table-cell>
          <table:table-cell table:style-name="Таблица3.A1" office:value-type="string">
            <text:p text:style-name="P43"/>
          </table:table-cell>
          <table:table-cell table:style-name="Таблица3.B2" office:value-type="string">
            <text:p text:style-name="P45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>/</text:p>
          </table:table-cell>
          <table:table-cell table:style-name="Таблица4.C1" office:value-type="string">
            <text:p text:style-name="P22"/>
          </table:table-cell>
          <table:table-cell table:style-name="Таблица4.A1" office:value-type="string">
            <text:p text:style-name="P21">/</text:p>
          </table:table-cell>
          <table:table-cell table:style-name="Таблица4.C1" office:value-type="string">
            <text:p text:style-name="P44"><text:span text:style-name="T17">12.12</text:span><text:span text:style-name="T16">.2</text:span><text:span text:style-name="T15">02</text:span><text:span text:style-name="T16">1</text:span></text:p>
          </table:table-cell>
        </table:table-row>
        <table:table-row table:style-name="Таблица4.1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C2" office:value-type="string">
            <text:p text:style-name="P27">(подпись студента)</text:p>
          </table:table-cell>
          <table:table-cell table:style-name="Таблица4.A1" office:value-type="string">
            <text:p text:style-name="P25"/>
          </table:table-cell>
          <table:table-cell table:style-name="Таблица4.C2" office:value-type="string">
            <text:p text:style-name="P27">(дата отчета)</text:p>
          </table:table-cell>
        </table:table-row>
      </table:table>
      <text:p text:style-name="No_20_Spacing"/>
      <text:p text:style-name="P49"><text:soft-page-break/>ВВЕДЕНИЕ</text:p>
      <text:p text:style-name="P16"/>
      <text:p text:style-name="P16"/>
      <text:p text:style-name="P16">При помощи <text:span text:style-name="T1">DFD</text:span> можно продемонстрировать, преобразование каких данных и за счет каких процессов осуществляется в системе, но нет механизмов раскрыть детали этого преобразования, так как в <text:span text:style-name="T1">DFD</text:span> отсутствует информация о порядке выполнения операций, правил ветвления и циклах. Иными словами, <text:span text:style-name="T1">DFD</text:span> может не обеспечивать необходимый для проектирования системы уровень детализации требований. Для решения данной проблемы составляют спецификацию процессов, чтобы определить требования к определённому процессу более точно и подробно, чем это позволяют сделать возможности <text:span text:style-name="T1">DFD</text:span>.</text:p>
      <text:p text:style-name="P16"/>
      <text:p text:style-name="P16"/>
      <text:p text:style-name="P16"><text:span text:style-name="T18">Целью лабораторной работы</text:span> является изучение способов детализации требований к системе на примере составления спецификации процессов DFD.</text:p>
      <text:p text:style-name="P16"/>
      <text:p text:style-name="P18">Для достижения поставленной в работе цели необходимо:</text:p>
      <text:list xml:id="list2805458754" text:style-name="WWNum14">
        <text:list-item>
          <text:p text:style-name="P37">В соответствии с выбранным вариантом индивидуального задания и на основе предыдущей работы (ЛР 5) выполнить декомпозицию трех процессов <text:span text:style-name="T21">DFD 1-го уровня</text:span> (начертите DFD 2-го уровня). Для декомпозиции должны быть выбраны процессы, содержащие в себе не менее 3-5 подпроцессов (простые процессы не нуждаются в декомпозиции). Типовые задачи регистрации, авторизации и поиска для декомпозиции выбрать нельзя;</text:p>
        </text:list-item>
        <text:list-item>
          <text:p text:style-name="P37">Составить спецификацию на структурированном естественном языке для трех процессов <text:span text:style-name="T21">DFD 2-го уровня</text:span>. При этом выбор процессов для детализации должен быть осуществлен в пользу процессов, включающих в себя наибольшее (или близкое к таковому) количество ветвлений и условий выбора. Таким образом, спецификация должна быть составлена для трех процессов с наиболее сложной логикой конечного уровня декомпозиции (простые процессы, которые включают в себя 1-2 конструкции выбора, не нуждаются в спецификации).</text:p>
        </text:list-item>
      </text:list>
      <text:p text:style-name="P16"/>
      <text:p text:style-name="P16"><text:bookmark text:name="_GoBack"/>При защите лабораторной работы замечания преподавателя имеют приоритет перед требованиями задания.</text:p>
      <text:p text:style-name="P16"/>
      <text:list xml:id="list1457538499" text:style-name="WWNum2">
        <text:list-item>
          <text:p text:style-name="P46">Вариант задания и требования к работе</text:p>
        </text:list-item>
      </text:list>
      <text:p text:style-name="P28"/>
      <text:p text:style-name="P17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1">35</text:p>
          </table:table-cell>
          <table:table-cell table:style-name="Таблица5.B1" office:value-type="string">
            <text:p text:style-name="P42">Система обнаружения вторжений на основе аномалий (IDS)</text:p>
          </table:table-cell>
        </table:table-row>
      </table:table>
      <text:p text:style-name="P7"/>
      <text:p text:style-name="P16">Графические обозначения элементов DFD должны соответствовать одной из двух нотаций: Гейна-Сарсона или Йордана-Коуда, либо их сочетанию. При этом необходимо придерживаться выбранных обозначений на всём этапе анализа.</text:p>
      <text:p text:style-name="P16">Для выполнения лабораторной работы разрешается использовать любую среду моделирования или CASE-средство, которые поддерживают соответствующие графические нотации DFD.</text:p>
      <text:p text:style-name="P16"/>
      <text:p text:style-name="P16">В качестве основного способа описания логики процессов должен быть выбран структурированный естественный язык. Данный способ является наиболее удобным инструментом для обсуждения или уточнения требований к системе и хорошо подходит для описания циклических конструкций.</text:p>
      <text:p text:style-name="P7"/>
      <text:p text:style-name="P14"/>
      <text:list xml:id="list180848380591648" text:continue-numbering="true" text:style-name="WWNum2">
        <text:list-item>
          <text:p text:style-name="P48"><text:span text:style-name="T1">DFD 2-</text:span>го уровня</text:p>
        </text:list-item>
      </text:list>
      <text:p text:style-name="P29"/>
      <text:p text:style-name="P29"/>
      <text:p text:style-name="P8"/>
      <text:p text:style-name="P7"/>
      <text:p text:style-name="P8">Рисунок 1 — <text:span text:style-name="T1">DFD</text:span> 2-го уровня <text:span text:style-name="T19">для процесса 24</text:span></text:p>
      <text:p text:style-name="P12">«Добавить или изменить номер журнала»</text:p>
      <text:p text:style-name="P7"/>
      <text:p text:style-name="P7"/>
      <text:p text:style-name="P8"/>
      <text:p text:style-name="P8"/>
      <text:p text:style-name="P8">Рисунок 2 — <text:span text:style-name="T1">DFD</text:span> 2-го уровня <text:span text:style-name="T19">для процесса </text:span><text:span text:style-name="T2">N</text:span></text:p>
      <text:p text:style-name="P12">«наименование процесса»</text:p>
      <text:p text:style-name="P8"/>
      <text:p text:style-name="P8"/>
      <text:p text:style-name="P8"/>
      <text:p text:style-name="P8"/>
      <text:p text:style-name="P8">Рисунок 3 — <text:span text:style-name="T1">DFD</text:span> 2-го уровня <text:span text:style-name="T19">для процесса </text:span><text:span text:style-name="T2">N</text:span></text:p>
      <text:p text:style-name="P12">«наименование процесса»</text:p>
      <text:p text:style-name="P8"/>
      <text:p text:style-name="P14"/>
      <text:list xml:id="list180849521958116" text:continue-numbering="true" text:style-name="WWNum2">
        <text:list-item>
          <text:p text:style-name="P47">Спецификация процессов</text:p>
        </text:list-item>
      </text:list>
      <text:p text:style-name="P7"/>
      <text:p text:style-name="P16">Спецификация процессов представлена на структурированном естественном языке. Нотация спецификации включает в себя только те элементы, которые представляют интерес с точки зрения данной работы.</text:p>
      <text:p text:style-name="P16"/>
      <text:p text:style-name="P19">Обратите внимание, что в начале вы осуществляете декомпозицию любого процесса DFD 1 (в соответствии с заданием), например, процесса с номером 7.<text:line-break/>А затем для любого его подпроцесса составляете спецификацию (в соответствии с заданием), например, с номером 7.1. Иными словами, СПЕЦИФИКАЦИЯ У ВАС ДОЛЖНА БЫТЬ КОНЕЧНЫМ УРОВНЕМ ДЕКОМПОЗИЦИИ.</text:p>
      <text:p text:style-name="P16"/>
      <text:list xml:id="list180849616885291" text:continue-numbering="true" text:style-name="WWNum2">
        <text:list-item>
          <text:list>
            <text:list-item>
              <text:p text:style-name="P50">Спецификация процесса <text:span text:style-name="T4">24.2</text:span></text:p>
            </text:list-item>
          </text:list>
        </text:list-item>
      </text:list>
      <text:p text:style-name="P16"/>
      <text:p text:style-name="P7">Номер и имя процесса: <text:span text:style-name="T19">(заполнить)</text:span></text:p>
      <text:p text:style-name="P7">Входные потоки данных: <text:span text:style-name="T19">(заполнить)</text:span></text:p>
      <text:p text:style-name="P7">Выходные потоки данных: <text:span text:style-name="T19">(заполнить)</text:span></text:p>
      <text:p text:style-name="P7"/>
      <text:p text:style-name="P7">Описание логики процесса:</text:p>
      <text:p text:style-name="P7"/>
      <text:p text:style-name="P9"><text:span text:style-name="T19">(пример для спецификации не приводится, вместо </text:span><text:span text:style-name="T2">N</text:span><text:span text:style-name="T19"> в заголовках подразделов 3.1-3.3 необходимо указать номера процессов; для спецификации можно выбрать любые процессы </text:span><text:span text:style-name="T2">DFD</text:span><text:span text:style-name="T19"> 2-го уровня, которые содержат 3-4 или более конструкций выбора и/или итерации )</text:span></text:p>
      <text:p text:style-name="P7"/>
      <text:list xml:id="list180849320572575" text:continue-numbering="true" text:style-name="WWNum2">
        <text:list-item>
          <text:list>
            <text:list-item>
              <text:p text:style-name="P50">Спецификация процесса <text:span text:style-name="T22">24.3</text:span></text:p>
            </text:list-item>
          </text:list>
        </text:list-item>
      </text:list>
      <text:p text:style-name="P16"/>
      <text:p text:style-name="P7"/>
      <text:p text:style-name="P7">Номер и имя процесса: <text:span text:style-name="T19">(заполнить)</text:span></text:p>
      <text:p text:style-name="P7">Входные потоки данных: <text:span text:style-name="T19">(заполнить)</text:span></text:p>
      <text:p text:style-name="P7">Выходные потоки данных: <text:span text:style-name="T19">(заполнить)</text:span></text:p>
      <text:p text:style-name="P7"/>
      <text:p text:style-name="P7">Описание логики процесса:</text:p>
      <text:p text:style-name="P7"/>
      <text:p text:style-name="P13">(заполнить)</text:p>
      <text:p text:style-name="P7"/>
      <text:list xml:id="list180849742024848" text:continue-numbering="true" text:style-name="WWNum2">
        <text:list-item>
          <text:list>
            <text:list-item>
              <text:p text:style-name="P50">Спецификация процесса <text:span text:style-name="T4">13.1</text:span></text:p>
            </text:list-item>
          </text:list>
        </text:list-item>
      </text:list>
      <text:p text:style-name="P16"/>
      <text:p text:style-name="P7"/>
      <text:p text:style-name="P7">Номер и имя процесса: <text:span text:style-name="T19">(заполнить)</text:span></text:p>
      <text:p text:style-name="P7">Входные потоки данных: <text:span text:style-name="T19">(заполнить)</text:span></text:p>
      <text:p text:style-name="P7"><text:soft-page-break/>Выходные потоки данных: <text:span text:style-name="T19">(заполнить)</text:span></text:p>
      <text:p text:style-name="P7"/>
      <text:p text:style-name="P7">Описание логики процесса:</text:p>
      <text:p text:style-name="P7"/>
      <text:p text:style-name="P13">(заполнить)</text:p>
      <text:p text:style-name="P7"/>
      <text:p text:style-name="P14"/>
      <text:p text:style-name="P20">ЗАКЛЮЧЕНИЕ</text:p>
      <text:p text:style-name="P7"/>
      <text:p text:style-name="P7"/>
      <text:p text:style-name="P16">В результате выполнения данной лабораторной работы был изучен один из способов детализации требований к системе на примере составления спецификации процессов в рамках диаграммы потоков данных (DFD).</text:p>
      <text:p text:style-name="P16"/>
      <text:p text:style-name="P16">При помощи DFD можно продемонстрировать, преобразование каких данных и за счет каких процессов осуществляется в системе, но нет механизмов раскрыть детали этого преобразования, так как в DFD отсутствует информация о порядке выполнения операций, правил ветвления и циклах. Иными словами, DFD может не обеспечивать необходимый для проектирования системы уровень детализации требований. Для решения данной проблемы была составлена спецификация процессов на структурированном естественном языке, чтобы определить требования к определённому процессу более точно и подробно, чем это позволяют сделать возможности DFD.</text:p>
      <text:p text:style-name="P16"/>
      <text:p text:style-name="P18">В данной работе представлены спецификации для следующих процессов:</text:p>
      <text:list xml:id="list3386326221" text:style-name="WWNum21">
        <text:list-item>
          <text:p text:style-name="P38">Процесс <text:span text:style-name="T2">N</text:span><text:span text:style-name="T19">1 «Наименование процесса на диаграмме»</text:span>;</text:p>
        </text:list-item>
        <text:list-item>
          <text:p text:style-name="P38">Процесс <text:span text:style-name="T2">N</text:span><text:span text:style-name="T19">2 «Наименование процесса на диаграмме»</text:span>;</text:p>
        </text:list-item>
        <text:list-item>
          <text:p text:style-name="P38">Процесс <text:span text:style-name="T2">N</text:span><text:span text:style-name="T19">3 «Наименование процесса на диаграмме»</text:span>.</text:p>
        </text:list-item>
      </text:list>
      <text:p text:style-name="P16"/>
      <text:p text:style-name="P9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5"/>
      <text:p text:style-name="P20">СПИСОК ИСПОЛЬЗОВАННЫХ ИСТОЧНИКОВ</text:p>
      <text:p text:style-name="P7"/>
      <text:p text:style-name="P7"/>
      <text:list xml:id="list2069810854" text:style-name="WWNum3">
        <text:list-item>
          <text:p text:style-name="P39">Павлов Е. В. Проектирование программных систем: методические указания к выполнению лабораторных работ / Е. В. Павлов. — Санкт-Петербург, 2021</text:p>
        </text:list-item>
      </text:list>
      <text:p text:style-name="P30"/>
      <text:list xml:id="list180849227603018" text:continue-numbering="true" text:style-name="WWNum3">
        <text:list-item>
          <text:p text:style-name="P40"><text:span text:style-name="T1">What is a Data Flow Diagram? </text:span>[Электронный ресурс]. — <text:s/>Lucid Software Inc, 2021. — URL: <text:a xlink:type="simple" xlink:href="https://www.lucidchart.com/pages/data-flow-diagram" text:style-name="ListLabel_20_14" text:visited-style-name="ListLabel_20_14"><text:span text:style-name="Internet_20_link"><text:span text:style-name="T20">https://www.lucidchart.com/pages/data-flow-diagram</text:span></text:span></text:a> <text:line-break/>(дата обращения: <text:span text:style-name="T1">1</text:span><text:span text:style-name="T5">0</text:span><text:span text:style-name="T1">.</text:span><text:span text:style-name="T5">10</text:span>.2021)</text:p>
        </text:list-item>
      </text:list>
      <text:p text:style-name="P30"/>
      <text:list xml:id="list180849542377704" text:continue-numbering="true" text:style-name="WWNum3">
        <text:list-item>
          <text:p text:style-name="P39"><text:span text:style-name="T1">Visual Paradigm Tutorials: Data Flow Diagram [</text:span>Электронный<text:span text:style-name="T1"> </text:span>ресурс<text:span text:style-name="T1">]. — Visual Paradigm, 2021. — URL: </text:span><text:a xlink:type="simple" xlink:href="https://www.visual-paradigm.com/tutorials/" text:style-name="ListLabel_20_15" text:visited-style-name="ListLabel_20_15"><text:span text:style-name="Internet_20_link"><text:span text:style-name="T3">https://www.visual-paradigm.com/tutorials/</text:span></text:span></text:a><text:span text:style-name="T1"> <text:line-break/>(</text:span>дата<text:span text:style-name="T1"> </text:span>обращения<text:span text:style-name="T1">: 1</text:span><text:span text:style-name="T5">0</text:span><text:span text:style-name="T1">.</text:span><text:span text:style-name="T5">10</text:span><text:span text:style-name="T1">.2021)</text:span></text:p>
        </text:list-item>
      </text:list>
      <text:p text:style-name="P11"/>
      <text:list xml:id="list180848748131288" text:continue-numbering="true" text:style-name="WWNum3">
        <text:list-item>
          <text:p text:style-name="P40"><text:span text:style-name="T1">Process Specifications and Structured Decisions [</text:span>Электронный<text:span text:style-name="T1"> </text:span>ресурс<text:span text:style-name="T1">]. — W3computing.com, 2021. — URL: </text:span><text:a xlink:type="simple" xlink:href="https://www.w3computing.com/systemsanalysis/process-specifications-structured-decisions/" text:style-name="ListLabel_20_15" text:visited-style-name="ListLabel_20_15"><text:span text:style-name="Internet_20_link"><text:span text:style-name="T3">https://www.w3computing.com/systemsanalysis/process-specifications-structured-decisions/</text:span></text:span></text:a><text:span text:style-name="T1"> (</text:span>дата<text:span text:style-name="T1"> </text:span>обращения<text:span text:style-name="T1">: 1</text:span><text:span text:style-name="T5">0</text:span><text:span text:style-name="T1">.</text:span><text:span text:style-name="T5">10</text:span><text:span text:style-name="T1">.2021)</text:span></text:p>
        </text:list-item>
      </text:list>
      <text:p text:style-name="P11"/>
      <text:list xml:id="list180849807086284" text:continue-numbering="true" text:style-name="WWNum3">
        <text:list-item>
          <text:p text:style-name="P40"><text:span text:style-name="T1">Data and Process Modeling [</text:span>Электронный<text:span text:style-name="T1"> </text:span>ресурс<text:span text:style-name="T1">]. — Cengage, 2011. — URL: </text:span><text:a xlink:type="simple" xlink:href="https://www.cengage.com/custom/static_content/OLC/1133274056/data/shelly81617_0538481617_00.08_chapter05.pdf" text:style-name="ListLabel_20_15" text:visited-style-name="ListLabel_20_15"><text:span text:style-name="Internet_20_link"><text:span text:style-name="T3">https://www.cengage.com/custom/static_content/OLC/1133274056/data/shelly81617_0538481617_00.08_chapter05.pdf</text:span></text:span></text:a><text:span text:style-name="T1"> (</text:span>дата<text:span text:style-name="T1"> </text:span>обращения<text:span text:style-name="T1">: 1</text:span><text:span text:style-name="T5">0</text:span><text:span text:style-name="T1">.</text:span><text:span text:style-name="T5">10</text:span><text:span text:style-name="T1">.2021)</text:span>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tyle="italic" style:text-underline-style="none" style:font-style-asian="italic"/>
    </style:style>
    <style:style style:name="ListLabel_20_15" style:display-name="ListLabel 15" style:family="text">
      <style:text-properties fo:language="en" fo:country="US" fo:font-style="italic" style:text-underline-style="none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Cambria1"/>
      </text:list-level-style-bullet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geny Redgrave</meta:initial-creator>
    <meta:editing-cycles>45</meta:editing-cycles>
    <meta:creation-date>2019-09-12T21:24:00</meta:creation-date>
    <dc:date>2021-12-12T18:08:47.748546093</dc:date>
    <meta:editing-duration>P1DT7H23M41S</meta:editing-duration>
    <meta:generator>LibreOffice/6.4.7.2$Linux_X86_64 LibreOffice_project/40$Build-2</meta:generator>
    <meta:document-statistic meta:table-count="5" meta:image-count="0" meta:object-count="0" meta:page-count="8" meta:paragraph-count="93" meta:word-count="854" meta:character-count="6914" meta:non-whitespace-character-count="61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